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Tahoma, Helvetica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loext:opacity="100%" style:font-name="Arial2" fo:font-size="11pt" fo:language="es" fo:country="ES" fo:font-style="normal" fo:font-weight="bold" officeooo:paragraph-rsid="0011ad59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1pt" fo:language="es" fo:country="ES" fo:font-style="normal" fo:font-weight="bold" officeooo:paragraph-rsid="0011ad59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Arial1" fo:font-size="10.5pt" fo:letter-spacing="normal" fo:language="de" fo:country="DE" fo:font-style="normal" fo:font-weight="normal" officeooo:paragraph-rsid="0011ad59" style:font-size-asian="12pt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Arial1" fo:font-size="10.5pt" fo:letter-spacing="normal" fo:language="de" fo:country="DE" fo:font-style="normal" fo:font-weight="normal" officeooo:paragraph-rsid="0011ad59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9.75pt" fo:letter-spacing="normal" fo:language="de" fo:country="DE" fo:font-style="normal" fo:font-weight="normal" officeooo:paragraph-rsid="0011ad59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0.5pt" fo:letter-spacing="normal" fo:language="de" fo:country="DE" fo:font-style="normal" fo:font-weight="normal" officeooo:paragraph-rsid="0011ad59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0.5pt" fo:letter-spacing="normal" fo:language="de" fo:country="DE" fo:font-style="normal" fo:font-weight="normal" officeooo:rsid="0030f258" officeooo:paragraph-rsid="0011ad59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0.5pt" fo:letter-spacing="normal" fo:language="de" fo:country="DE" fo:font-style="normal" fo:font-weight="bold" officeooo:rsid="0030f258" officeooo:paragraph-rsid="0011ad59"/>
    </style:style>
    <style:style style:name="P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fo:font-weight="normal" officeooo:paragraph-rsid="0011ad59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fo:font-weight="normal" officeooo:paragraph-rsid="0011ad59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Arial1" fo:font-size="9.75pt" fo:letter-spacing="normal" fo:language="de" fo:country="DE" fo:font-style="normal" fo:font-weight="normal" officeooo:paragraph-rsid="0011ad59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Arial1" fo:font-size="10.5pt" fo:letter-spacing="normal" fo:language="de" fo:country="DE" fo:font-style="normal" fo:font-weight="bold" officeooo:rsid="0030f258" officeooo:paragraph-rsid="0011ad59"/>
    </style:style>
    <style:style style:name="P13" style:family="paragraph" style:parent-style-name="Texto_20_predeterminado">
      <style:paragraph-properties fo:line-height="150%" fo:text-align="justify" style:justify-single-word="false"/>
      <style:text-properties fo:color="#c9211e" loext:opacity="100%" style:font-name="Arial2" fo:font-size="11pt" fo:language="es" fo:country="ES" fo:font-style="normal" style:text-underline-style="solid" style:text-underline-width="auto" style:text-underline-color="font-color" fo:font-weight="bold" officeooo:rsid="0030f258" officeooo:paragraph-rsid="0011ad59" style:font-size-asian="12pt" style:font-weight-asian="bold" style:font-weight-complex="bold"/>
    </style:style>
    <style:style style:name="P14" style:family="paragraph" style:parent-style-name="Texto_20_predeterminado">
      <style:paragraph-properties fo:line-height="150%" fo:text-align="justify" style:justify-single-word="false"/>
      <style:text-properties fo:color="#c9211e" loext:opacity="100%" style:font-name="Arial" fo:font-size="11pt" fo:language="es" fo:country="ES" fo:font-style="normal" style:text-underline-style="solid" style:text-underline-width="auto" style:text-underline-color="font-color" fo:font-weight="bold" officeooo:rsid="0030f258" officeooo:paragraph-rsid="0011ad59" style:font-size-asian="11pt" style:font-weight-asian="bold" style:font-size-complex="11pt" style:font-weight-complex="bold"/>
    </style:style>
    <style:style style:name="P15" style:family="paragraph" style:parent-style-name="Texto_20_predeterminado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2" fo:font-size="11pt" fo:letter-spacing="normal" fo:language="es" fo:country="ES" fo:font-style="normal" fo:font-weight="bold" officeooo:paragraph-rsid="0011ad59" style:font-size-asian="12pt" style:font-weight-asian="bold" style:font-weight-complex="bold"/>
    </style:style>
    <style:style style:name="T1" style:family="text">
      <style:text-properties fo:font-variant="normal" fo:text-transform="none" style:font-name="Arial1" fo:font-size="9.75pt" fo:letter-spacing="normal" fo:language="de" fo:country="DE"/>
    </style:style>
    <style:style style:name="T2" style:family="text">
      <style:text-properties fo:font-variant="normal" fo:text-transform="none" style:font-name="Arial1" fo:font-size="9.75pt" fo:letter-spacing="normal" fo:language="de" fo:country="DE" fo:font-weight="normal" style:font-weight-asian="normal" style:font-weight-complex="normal"/>
    </style:style>
    <style:style style:name="T3" style:family="text">
      <style:text-properties fo:font-variant="normal" fo:text-transform="none" style:font-name="Arial1" fo:font-size="9.75pt" fo:letter-spacing="normal" fo:language="de" fo:country="DE" style:text-underline-style="none"/>
    </style:style>
    <style:style style:name="T4" style:family="text">
      <style:text-properties fo:font-variant="normal" fo:text-transform="none" style:font-name="Arial1" fo:font-size="9.75pt" fo:letter-spacing="normal" fo:language="de" fo:country="DE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style:font-name="Arial1" fo:font-size="10.5pt" fo:letter-spacing="normal" fo:language="de" fo:country="DE" style:text-underline-style="none"/>
    </style:style>
    <style:style style:name="T6" style:family="text">
      <style:text-properties fo:font-variant="normal" fo:text-transform="none" fo:font-size="9.75pt" fo:letter-spacing="normal" fo:language="de" fo:country="DE"/>
    </style:style>
    <style:style style:name="T7" style:family="text">
      <style:text-properties fo:font-variant="normal" fo:text-transform="none" fo:font-size="9.75pt" fo:letter-spacing="normal" fo:language="de" fo:country="DE" fo:font-weight="normal" style:font-weight-asian="normal" style:font-weight-complex="normal"/>
    </style:style>
    <style:style style:name="T8" style:family="text">
      <style:text-properties fo:font-variant="normal" fo:text-transform="none" fo:font-size="9.75pt" fo:letter-spacing="normal" fo:language="de" fo:country="DE" style:text-underline-style="none"/>
    </style:style>
    <style:style style:name="T9" style:family="text">
      <style:text-properties fo:font-variant="normal" fo:text-transform="none" fo:letter-spacing="normal" fo:language="de" fo:country="DE"/>
    </style:style>
    <style:style style:name="T10" style:family="text">
      <style:text-properties fo:font-variant="normal" fo:text-transform="none" fo:letter-spacing="normal" fo:language="de" fo:country="DE" fo:font-weight="normal" style:font-weight-asian="normal" style:font-weight-complex="normal"/>
    </style:style>
    <style:style style:name="T11" style:family="text">
      <style:text-properties fo:font-variant="normal" fo:text-transform="none" fo:letter-spacing="normal" fo:language="de" fo:country="DE" style:text-underline-style="none"/>
    </style:style>
    <style:style style:name="T12" style:family="text">
      <style:text-properties fo:font-variant="normal" fo:text-transform="none" fo:letter-spacing="normal" fo:language="de" fo:country="DE" officeooo:rsid="0011ad59"/>
    </style:style>
    <style:style style:name="T13" style:family="text">
      <style:text-properties style:font-name="Arial1" fo:font-size="9.75pt" fo:language="de" fo:country="DE" fo:font-style="normal"/>
    </style:style>
    <style:style style:name="T14" style:family="text">
      <style:text-properties style:font-name="Arial1" fo:font-size="10.5pt" fo:language="de" fo:country="DE" fo:font-style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1ad59"/>
    </style:style>
    <style:style style:name="T18" style:family="text">
      <style:text-properties officeooo:rsid="0038486a"/>
    </style:style>
    <style:style style:name="T19" style:family="text">
      <style:text-properties officeooo:rsid="0011ad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2"><text:span text:style-name="T10"/></text:p>
      <text:p text:style-name="P14"><text:span text:style-name="T9">Ejercicio </text:span><text:span text:style-name="T12">1</text:span><text:span text:style-name="T11"> </text:span></text:p>
      <text:p text:style-name="P1"><text:span text:style-name="T2"/></text:p>
      <text:p text:style-name="P1"><text:span text:style-name="T2">notas&gt; </text:span></text:p>
      <text:p text:style-name="P9">  <text:span text:style-name="T13">&lt;nota <text:s/>dia="2011-02-02" hora="10:10:10"&gt;</text:span></text:p>
      <text:p text:style-name="P10">    <text:span text:style-name="T13">&lt;para&gt;José&lt;/para&gt;</text:span></text:p>
      <text:p text:style-name="P10">    <text:span text:style-name="T13">&lt;de&gt;Ana&lt;/de&gt;</text:span></text:p>
      <text:p text:style-name="P10">    <text:span text:style-name="T13">&lt;titulo&gt;Cita&lt;/titulo&gt;</text:span></text:p>
      <text:p text:style-name="P10">   <text:span text:style-name="T13">&lt;/nota&gt;</text:span></text:p>
      <text:p text:style-name="P5">&lt;/notas&gt;</text:p>
      <text:p text:style-name="P5"/>
      <text:p text:style-name="P11"/>
      <text:p text:style-name="P13">Ejercicio 2<text:span text:style-name="T15"> </text:span></text:p>
      <text:p text:style-name="P3">&lt;supermercado&gt;</text:p>
      <text:p text:style-name="P9">  <text:span text:style-name="T14">&lt;articulo n_art="articulo1"&gt;</text:span></text:p>
      <text:p text:style-name="P10">        <text:span text:style-name="T14">&lt;descripcion&gt;yogurt&lt;/descripcion&gt;</text:span></text:p>
      <text:p text:style-name="P10">        <text:span text:style-name="T14">&lt;marca&gt;Danone&lt;/marca&gt;</text:span></text:p>
      <text:p text:style-name="P10">        <text:span text:style-name="T14">&lt;medida unidad="Sistema Internacional"&gt;1 Pack 4&lt;/medida&gt;</text:span></text:p>
      <text:p text:style-name="P10">       <text:span text:style-name="T14">&lt;/articulo&gt;</text:span></text:p>
      <text:p text:style-name="P10"> </text:p>
      <text:p text:style-name="P10">  <text:span text:style-name="T14">&lt;articulo n_art="articulo2"&gt;</text:span></text:p>
      <text:p text:style-name="P10">   <text:span text:style-name="T14">&lt;descripcion&gt;Queso fresco&lt;/descripcion&gt;</text:span></text:p>
      <text:p text:style-name="P10">  <text:span text:style-name="T14">&lt;marca&gt;Burgo de Arias&lt;/marca&gt;</text:span></text:p>
      <text:p text:style-name="P10">  <text:span text:style-name="T14">&lt;medida&gt;250 gr&lt;/medida&gt;</text:span></text:p>
      <text:p text:style-name="P10">   <text:span text:style-name="T14">&lt;oferta&gt;Lote descuento&lt;/oferta&gt; </text:span></text:p>
      <text:p text:style-name="P10"><text:s/>  <text:span text:style-name="T14">&lt;/articulo&gt;</text:span></text:p>
      <text:p text:style-name="P6">&lt;/supermercado&gt;</text:p>
      <text:p text:style-name="P6"/>
      <text:p text:style-name="P6"/>
      <text:p text:style-name="P12"><text:span text:style-name="T17">E</text:span><text:span text:style-name="T16">jercicio 3</text:span> </text:p>
      <text:p text:style-name="P8"/>
      <text:p text:style-name="P7"/>
      <text:p text:style-name="P4">&lt;libro <text:span text:style-name="T18">num=“1234“</text:span>&gt;</text:p>
      <text:p text:style-name="P4">&lt;titulo&gt;El ojo del golem&lt;/titulo&gt;</text:p>
      <text:p text:style-name="P4">&lt;seccion&gt;Novelas&lt;/seccion&gt;</text:p>
      <text:p text:style-name="P4">&lt;subSeccion&gt;Fantasticas&lt;/subSeccion&gt;</text:p>
      <text:p text:style-name="P4">&lt;contenido&gt;</text:p>
      <text:p text:style-name="P4">    &lt;capitulo materia="XHTML"&gt;</text:p>
      <text:p text:style-name="P4">        &lt;tema&gt;La vida&lt;/tema&gt;</text:p>
      <text:p text:style-name="P4">    &lt;/capitulo&gt;</text:p>
      <text:p text:style-name="P4">   </text:p>
      <text:p text:style-name="P4">    &lt;capitulo materia="XML"&gt;</text:p>
      <text:p text:style-name="P4">         &lt;tema&gt;Divertirse&lt;/tema&gt;</text:p>
      <text:p text:style-name="P4">        <text:s/>&lt;tema&gt;Correr&lt;/tema&gt;</text:p>
      <text:p text:style-name="P4">    &lt;/capitulo&gt;</text:p>
      <text:p text:style-name="P4">&lt;/contenido&gt;</text:p>
      <text:p text:style-name="P4">&lt;copyright&gt;2010-2020&lt;/copyright&gt;</text:p>
      <text:p text:style-name="P4">&lt;/libro&gt;</text:p>
      <text:p text:style-name="P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Tahoma, Helvetica, FreeSa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contextual-spacing="false" style:line-height-at-least="0.176cm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0:22:01.554000000</meta:creation-date>
    <dc:date>2023-03-08T10:26:49.882000000</dc:date>
    <meta:editing-duration>PT4M48S</meta:editing-duration>
    <meta:editing-cycles>1</meta:editing-cycles>
    <meta:document-statistic meta:table-count="0" meta:image-count="0" meta:object-count="0" meta:page-count="1" meta:paragraph-count="40" meta:word-count="61" meta:character-count="909" meta:non-whitespace-character-count="769"/>
    <meta:generator>LibreOffice/7.0.2.2$Windows_X86_64 LibreOffice_project/8349ace3c3162073abd90d81fd06dcfb6b36b994</meta:generator>
  </office:meta>
</office:document-meta>
</file>